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language="es" fo:country="ES" officeooo:rsid="001b0d22" officeooo:paragraph-rsid="001b0d22"/>
    </style:style>
    <style:style style:name="P2" style:family="paragraph" style:parent-style-name="Standard">
      <style:text-properties style:font-name="Times New Roman" fo:language="es" fo:country="ES" officeooo:rsid="001b0d22" officeooo:paragraph-rsid="001e4f37"/>
    </style:style>
    <style:style style:name="P3" style:family="paragraph" style:parent-style-name="Standard">
      <style:text-properties style:font-name="Times New Roman" fo:language="en" fo:country="GB" officeooo:rsid="001e4f37" officeooo:paragraph-rsid="001e4f37"/>
    </style:style>
    <style:style style:name="P4" style:family="paragraph" style:parent-style-name="Standard">
      <style:text-properties style:font-name="Times New Roman" fo:language="en" fo:country="US" officeooo:rsid="001b0d22" officeooo:paragraph-rsid="001b0d22"/>
    </style:style>
    <style:style style:name="P5" style:family="paragraph" style:parent-style-name="Standard" style:list-style-name="L1">
      <style:text-properties style:font-name="Times New Roman" fo:language="es" fo:country="ES" officeooo:rsid="001b0d22" officeooo:paragraph-rsid="001b0d22"/>
    </style:style>
    <style:style style:name="P6" style:family="paragraph" style:parent-style-name="Standard" style:list-style-name="L1">
      <style:text-properties style:font-name="Times New Roman" fo:language="es" fo:country="AR" officeooo:rsid="001b0d22" officeooo:paragraph-rsid="001b0d22"/>
    </style:style>
    <style:style style:name="P7" style:family="paragraph" style:parent-style-name="Standard">
      <style:text-properties style:font-name="Times New Roman" fo:language="es" fo:country="AR" officeooo:rsid="001b0d22" officeooo:paragraph-rsid="001b0d22"/>
    </style:style>
    <style:style style:name="P8" style:family="paragraph" style:parent-style-name="Standard">
      <style:text-properties style:font-name="Times New Roman" fo:language="es" fo:country="AR" fo:font-style="normal" officeooo:rsid="001b0d22" officeooo:paragraph-rsid="001b0d22" style:font-style-asian="normal" style:font-style-complex="normal"/>
    </style:style>
    <style:style style:name="P9" style:family="paragraph" style:parent-style-name="Standard">
      <style:text-properties style:font-name="Times New Roman" fo:language="es" fo:country="AR" fo:font-style="normal" style:text-underline-style="solid" style:text-underline-width="auto" style:text-underline-color="font-color" officeooo:rsid="001b0d22" officeooo:paragraph-rsid="001b0d22" style:font-style-asian="normal" style:font-style-complex="normal"/>
    </style:style>
    <style:style style:name="P10" style:family="paragraph" style:parent-style-name="Standard">
      <style:text-properties style:font-name="Times New Roman" fo:language="es" fo:country="AR" fo:font-style="normal" style:text-underline-style="none" officeooo:rsid="001b0d22" officeooo:paragraph-rsid="001b0d22" style:font-style-asian="normal" style:font-style-complex="normal"/>
    </style:style>
    <style:style style:name="P11" style:family="paragraph" style:parent-style-name="Standard">
      <style:text-properties style:font-name="Times New Roman" fo:language="en" fo:country="US" fo:font-style="normal" style:text-underline-style="none" officeooo:rsid="001b4718" officeooo:paragraph-rsid="001b4718" style:font-style-asian="normal" style:font-style-complex="normal"/>
    </style:style>
    <style:style style:name="P12" style:family="paragraph" style:parent-style-name="Standard">
      <style:text-properties style:font-name="Times New Roman" fo:language="es" fo:country="AR" fo:font-style="normal" style:text-underline-style="none" officeooo:rsid="001b4718" officeooo:paragraph-rsid="001b4718" fo:background-color="#ffff00" style:font-style-asian="normal" style:font-style-complex="normal"/>
    </style:style>
    <style:style style:name="P13" style:family="paragraph" style:parent-style-name="Standard">
      <style:text-properties style:font-name="Times New Roman" fo:language="es" fo:country="AR" fo:font-style="normal" style:text-underline-style="none" officeooo:rsid="001b4718" officeooo:paragraph-rsid="001b4718" style:font-style-asian="normal" style:font-style-complex="normal"/>
    </style:style>
    <style:style style:name="P14" style:family="paragraph" style:parent-style-name="Standard">
      <style:text-properties style:font-name="Times New Roman" fo:language="en" fo:country="US" fo:font-style="normal" style:text-underline-style="none" officeooo:rsid="001b4718" officeooo:paragraph-rsid="001b4718" fo:background-color="#ffff00" style:font-style-asian="normal" style:font-style-complex="normal"/>
    </style:style>
    <style:style style:name="P15" style:family="paragraph" style:parent-style-name="Standard">
      <style:text-properties style:font-name="Times New Roman" fo:language="es" fo:country="AR" fo:font-style="normal" style:text-underline-style="none" officeooo:rsid="001c0398" officeooo:paragraph-rsid="001c0398" style:font-style-asian="normal" style:font-style-complex="normal"/>
    </style:style>
    <style:style style:name="P16" style:family="paragraph" style:parent-style-name="Standard">
      <style:text-properties style:font-name="Times New Roman" fo:language="es" fo:country="AR" fo:font-style="normal" style:text-underline-style="none" officeooo:rsid="001c0398" officeooo:paragraph-rsid="001c0398" fo:background-color="#ffff00" style:font-style-asian="normal" style:font-style-complex="normal"/>
    </style:style>
    <style:style style:name="P17" style:family="paragraph" style:parent-style-name="Standard">
      <style:text-properties style:font-name="Times New Roman" fo:language="en" fo:country="GB" fo:font-style="normal" style:text-underline-style="none" officeooo:rsid="001c8317" officeooo:paragraph-rsid="001c8317" style:font-style-asian="normal" style:font-style-complex="normal"/>
    </style:style>
    <style:style style:name="P18" style:family="paragraph" style:parent-style-name="Standard">
      <style:text-properties style:font-name="Times New Roman" fo:language="es" fo:country="AR" fo:font-style="normal" style:text-underline-style="none" officeooo:rsid="001c8317" officeooo:paragraph-rsid="001c8317" style:font-style-asian="normal" style:font-style-complex="normal"/>
    </style:style>
    <style:style style:name="P19" style:family="paragraph" style:parent-style-name="Standard">
      <style:text-properties style:font-name="Times New Roman" fo:language="es" fo:country="AR" fo:font-style="normal" style:text-underline-style="none" officeooo:rsid="001e3d83" officeooo:paragraph-rsid="001e3d83" style:font-style-asian="normal" style:font-style-complex="normal"/>
    </style:style>
    <style:style style:name="P20" style:family="paragraph" style:parent-style-name="Standard">
      <style:text-properties style:font-name="Times New Roman" fo:language="en" fo:country="GB" fo:font-style="normal" style:text-underline-style="none" officeooo:rsid="001e4f37" officeooo:paragraph-rsid="001e4f37" style:font-style-asian="normal" style:font-style-complex="normal"/>
    </style:style>
    <style:style style:name="P21" style:family="paragraph" style:parent-style-name="Standard">
      <style:text-properties style:font-name="Times New Roman" fo:language="en" fo:country="GB" fo:font-style="normal" style:text-underline-style="none" officeooo:rsid="0021e818" officeooo:paragraph-rsid="0021e818" style:font-style-asian="normal" style:font-style-complex="normal"/>
    </style:style>
    <style:style style:name="P22" style:family="paragraph" style:parent-style-name="Standard">
      <style:text-properties style:font-name="Times New Roman" fo:language="en" fo:country="US" fo:font-style="normal" style:text-underline-style="none" officeooo:rsid="001e4f37" officeooo:paragraph-rsid="001e4f37" style:font-style-asian="normal" style:font-style-complex="normal"/>
    </style:style>
    <style:style style:name="P23" style:family="paragraph" style:parent-style-name="Standard">
      <style:text-properties style:font-name="Times New Roman" fo:language="en" fo:country="US" officeooo:rsid="001e4f37" officeooo:paragraph-rsid="001e4f37"/>
    </style:style>
    <style:style style:name="P24" style:family="paragraph" style:parent-style-name="Standard">
      <style:text-properties style:font-name="Times New Roman" fo:language="en" fo:country="US" style:text-underline-style="none" fo:font-weight="normal" officeooo:rsid="001e4f37" officeooo:paragraph-rsid="001e4f37" style:font-weight-asian="normal" style:font-weight-complex="normal"/>
    </style:style>
    <style:style style:name="P25" style:family="paragraph" style:parent-style-name="Standard">
      <style:text-properties style:font-name="Times New Roman" fo:language="en" fo:country="US" style:text-underline-style="none" fo:font-weight="normal" officeooo:rsid="001e4f37" officeooo:paragraph-rsid="001f51e2"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language="es" fo:country="ES" officeooo:rsid="001b0d22"/>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none"/>
    </style:style>
    <style:style style:name="T7" style:family="text">
      <style:text-properties fo:language="es" fo:country="AR"/>
    </style:style>
    <style:style style:name="T8" style:family="text">
      <style:text-properties officeooo:rsid="001c8317"/>
    </style:style>
    <style:style style:name="T9" style:family="text">
      <style:text-properties style:text-underline-style="solid" style:text-underline-width="auto" style:text-underline-color="font-color" officeooo:rsid="001c8317"/>
    </style:style>
    <style:style style:name="T10" style:family="text">
      <style:text-properties fo:language="en" fo:country="GB" style:text-underline-style="solid" style:text-underline-width="auto" style:text-underline-color="font-color" officeooo:rsid="001f51e2"/>
    </style:style>
    <style:style style:name="T11" style:family="text">
      <style:text-properties fo:language="en" fo:country="GB" officeooo:rsid="001f51e2"/>
    </style:style>
    <style:style style:name="T12" style:family="text">
      <style:text-properties fo:language="en" fo:country="GB" fo:font-style="italic" officeooo:rsid="001f51e2" style:font-style-asian="italic" style:font-style-complex="italic"/>
    </style:style>
    <style:style style:name="T13" style:family="text">
      <style:text-properties fo:language="en" fo:country="GB" fo:font-style="normal" officeooo:rsid="001f51e2" style:font-style-asian="normal" style:font-style-complex="normal"/>
    </style:style>
    <style:style style:name="T14" style:family="text">
      <style:text-properties fo:language="en" fo:country="GB" fo:font-style="normal" officeooo:rsid="0021e818"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09/2025</text:p>
      <text:p text:style-name="P1"/>
      <text:p text:style-name="P2">Notas sobre la primer bibliografía que me paso Juan:</text:p>
      <text:p text:style-name="P2"/>
      <text:p text:style-name="P2"/>
      <text:p text:style-name="P3"><text:span text:style-name="T1">PAPER: GAP-1998 Auger project technical note. Asymmetry of Air Showers at Ground Level</text:span><text:span text:style-name="T2"><text:line-break/><text:line-break/>La pregunta central sobre lo que se va a trabajar es si es cierto (que sabemos que no) la afirmación que dice Pryke sobre:</text:span></text:p>
      <text:p text:style-name="P1"/>
      <text:p text:style-name="P4">“It is frequently assumed that the signals observed when an extensive air shower strikes a ground array depend only on perpendicular distance from the shower axis (core distance)”</text:p>
      <text:p text:style-name="P4"/>
      <text:p text:style-name="P1">=&gt; las primeras cosas que propone es que:</text:p>
      <text:list text:style-name="L1">
        <text:list-item>
          <text:p text:style-name="P5">para eventos muy angulares no sucede que solo depende de la distancia porque al atravesar mas aire se siguen desarrollando aun mas las lluvias <text:span text:style-name="T3">(“due to continuing longitudinal development of the cascade”).</text:span></text:p>
        </text:list-item>
        <text:list-item>
          <text:p text:style-name="P6">Y después habla de lo mas importante que es el hecho de que el efecto del campo geomagnetico distorsiona aun en las lluvias mas perpendiculares.</text:p>
        </text:list-item>
      </text:list>
      <text:p text:style-name="P7"/>
      <text:p text:style-name="P7">Pryke va a mostrar que el efecto geomagnetico es predominante en lluvias de E &gt; 10^19eV ; <text:span text:style-name="T4">tita </text:span><text:span text:style-name="T5">&lt; 60deg</text:span></text:p>
      <text:p text:style-name="P8"/>
      <text:p text:style-name="P9">def.:<text:span text:style-name="T6"> impact parameter: distancia radial respecto al eje en el plano de la lluvia (recordar que esto se proyecta de manera “elíptica” sobre la superficie)</text:span></text:p>
      <text:p text:style-name="P10"/>
      <text:p text:style-name="P11"><text:span text:style-name="T7">Algo obvio es que:</text:span> “In fact for non vertical showers (…) as the cascade continues to develop (…)<text:span text:style-name="T4"> </text:span>the particles which strike the ground first represent an earlier stage of development than those which arrive later”.</text:p>
      <text:p text:style-name="P11"/>
      <text:p text:style-name="P12">PREGUNTA: actualmente se sigue midiendo solo hasta los 60deg?</text:p>
      <text:p text:style-name="P13"/>
      <text:p text:style-name="P14">PREGUNTA: “In fact an air shower cascade disk first grows and then contracts as it passes down through the atmosphere. Ground level is normally beyond the point of maximum development” <text:span text:style-name="T7">→ esto es así??? súper anti-intuitivo</text:span></text:p>
      <text:p text:style-name="P13"/>
      <text:p text:style-name="P15">Los plots de la Fig 4 parecen razonables (los entiendo), pero los de las Figs 5 y 6 son raros. Lo que entiendo que debería pasar es que a medida que me alejo del eje de la lluvia la proporción de muones tardíos (que se desarrollan mas?) es grande comparado con los tempranos (no termino de entender que quiere decir que podes comparar los tempranos con los tardíos si todos deberían tardar lo mismo en llegar). </text:p>
      <text:p text:style-name="P15"/>
      <text:p text:style-name="P16">PREGUNTA: como corno llega a decir que lo que espera ver en las distribuciones de partículas (cuando el efecto geomagnetico esta apagado) que el efecto de la asimetría temprano-tardía es un primer armónico (sinusoidal?) con supresión en deg=0 y amplifacion en +-180deg.</text:p>
      <text:p text:style-name="P15"/>
      <text:p text:style-name="P15">Creo que entendí que es lo que dice → vas a ver que el efecto es chico si angularmente estas shallow, ahora, por que es sinusoidal no se?????</text:p>
      <text:p text:style-name="P15"/>
      <text:p text:style-name="P15">Comentario de Juan: este efecto podría no ser tan evidente u observable whatsoever. Esto ya lo dice Pryke, pero no entiendo bien xq. Es por el hecho que el lower limit de la energía necesaria para que los muones decaigan en otras cosas y por ende sigan desarrollándose es grande, entonces llega un <text:soft-page-break/>punto en el q ya tienen energía por debajo de esto y ya no les da para seguir interactuando <text:span text:style-name="T8">entonces siguen de largo. Hipótesis </text:span><text:span text:style-name="T9">DISCUTIR</text:span></text:p>
      <text:p text:style-name="P17"/>
      <text:p text:style-name="P18">Empece a entender un poco el efecto del campo geomagnetico (ECG lo voy a llamar por paja de escribir). Te splitea las partículas de carga + y – entonces tenes como dos distribuciones separadas en función de que tanto de modifica el centro.</text:p>
      <text:p text:style-name="P18"/>
      <text:p text:style-name="P18">PREGUNTA: hay efectivamente una diferencia de la carga total de los muones + con – (igual entiendo que no es fácilmente medible la carga de la particula con los detectores → Pryke dice que con los Cherenkov seguro q no y entiendo que con AMIGA tampoco).</text:p>
      <text:p text:style-name="P18"/>
      <text:p text:style-name="P17"><text:span text:style-name="T7">Esta conclusión es interesante y piola (asumo que se refiere al valor medio de la distribución porque el ancho debería aumentar):</text:span> “Hence although the existence of the geomagnetic field may distort the muon charge ratio in the left and right regions the overall muon density is not greatly altered”</text:p>
      <text:p text:style-name="P18"/>
      <text:p text:style-name="P19">PREGUNTA: en el anexo dice devuelta que puede fitear el efecto del ECG como un segundo armónico (dos picos?), why??</text:p>
      <text:p text:style-name="P19"/>
      <text:p text:style-name="P20"><text:span text:style-name="T7">No entendí la ultima frase del paper:</text:span> “For scintillator detectors the asymmetry would be larger still since they are more reliant on the rapidly attenuating electromagnetic component”.</text:p>
      <text:p text:style-name="P20"/>
      <text:p text:style-name="P20"/>
      <text:p text:style-name="P20"/>
      <text:p text:style-name="P21">03/03/2025</text:p>
      <text:p text:style-name="P22"/>
      <text:p text:style-name="P23"><text:span text:style-name="T1">PAPER: GAP-2002 Towards Parametrization of the Lateral Distribution Function and its Asymmetries in the Surface Detector</text:span></text:p>
      <text:p text:style-name="P24"/>
      <text:p text:style-name="P25"><text:span text:style-name="T10">def:</text:span><text:span text:style-name="T11"> </text:span>Lateral Distribution Function <text:span text:style-name="T11">(LDF) is the function that describes empirically the dependence of the signal on the position of the tank with respect to the shower core → is a function of the distance to the core </text:span><text:span text:style-name="T12">r</text:span><text:span text:style-name="T13"> and of the azimuthal direction </text:span><text:span text:style-name="T14">(because anisotropies: forward-backward asymmetry and magnetic distor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9:21:08.514788100</meta:creation-date>
    <dc:date>2025-09-05T12:24:36.491737600</dc:date>
    <meta:editing-duration>P2DT2H28M23S</meta:editing-duration>
    <meta:editing-cycles>2</meta:editing-cycles>
    <meta:generator>LibreOffice/25.2.5.2$Windows_X86_64 LibreOffice_project/03d19516eb2e1dd5d4ccd751a0d6f35f35e08022</meta:generator>
    <meta:document-statistic meta:table-count="0" meta:image-count="0" meta:object-count="0" meta:page-count="2" meta:paragraph-count="24" meta:word-count="743" meta:character-count="4393" meta:non-whitespace-character-count="3672"/>
  </office:meta>
</office:document-meta>
</file>